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 fo:margin-bottom="0.1666in" fo:line-height="100%"/>
    </style:style>
    <style:style style:name="T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3" style:parent-style-name="DefaultParagraphFont" style:family="text">
      <style:text-properties style:font-name="Times New Roman" fo:font-weight="bold" style:font-weight-asian="bold" fo:font-style="italic" style:font-style-asian="italic" fo:font-size="14pt" style:font-size-asian="14pt"/>
    </style:style>
    <style:style style:name="T4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P5" style:parent-style-name="Normal" style:family="paragraph">
      <style:paragraph-properties style:text-autospace="none" fo:text-align="justify" fo:margin-bottom="0in" fo:line-height="100%" fo:text-indent="0.2958in"/>
    </style:style>
    <style:style style:name="T6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7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8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9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10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P11" style:parent-style-name="Normal" style:list-style-name="LFO1" style:family="paragraph">
      <style:paragraph-properties style:text-autospace="none" fo:margin-bottom="0in" fo:line-height="100%" fo:margin-left="0.2958in" fo:text-indent="-0.2958in">
        <style:tab-stops/>
      </style:paragraph-properties>
      <style:text-properties style:font-name="Times New Roman" fo:font-weight="bold" style:font-weight-asian="bold" style:font-weight-complex="bold" fo:font-style="italic" style:font-style-asian="italic" fo:font-size="12pt" style:font-size-asian="12pt" style:font-size-complex="12pt" style:language-asian="id" style:country-asian="ID"/>
    </style:style>
    <style:style style:name="P12" style:parent-style-name="Normal" style:family="paragraph">
      <style:paragraph-properties style:text-autospace="none" fo:text-align="justify" fo:margin-bottom="0in" fo:line-height="100%" fo:text-indent="0.2958in"/>
    </style:style>
    <style:style style:name="T1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4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6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P1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7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2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9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30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31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32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3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34" style:parent-style-name="Normal" style:list-style-name="LFO1" style:family="paragraph">
      <style:paragraph-properties style:text-autospace="none" fo:margin-bottom="0in" fo:line-height="100%" fo:margin-left="0.2958in" fo:text-indent="-0.2958in">
        <style:tab-stops/>
      </style:paragraph-properties>
    </style:style>
    <style:style style:name="T35" style:parent-style-name="DefaultParagraphFont" style:family="text">
      <style:text-properties style:font-name="Times New Roman" fo:font-weight="bold" style:font-weight-asian="bold" style:font-weight-complex="bold" fo:font-style="italic" style:font-style-asian="italic" fo:font-size="12pt" style:font-size-asian="12pt" style:font-size-complex="12pt" style:language-asian="id" style:country-asian="ID"/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T37" style:parent-style-name="DefaultParagraphFont" style:family="text">
      <style:text-properties style:font-name="Times New Roman" fo:font-weight="bold" style:font-weight-asian="bold" style:font-weight-complex="bold" fo:font-style="italic" style:font-style-asian="italic" fo:font-size="12pt" style:font-size-asian="12pt" style:font-size-complex="12pt" style:language-asian="id" style:country-asian="ID"/>
    </style:style>
    <style:style style:name="P38" style:parent-style-name="Normal" style:family="paragraph">
      <style:paragraph-properties style:text-autospace="none" fo:text-align="justify" fo:margin-bottom="0in" fo:line-height="100%" fo:text-indent="0.2958in"/>
    </style:style>
    <style:style style:name="T3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40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41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42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4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44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4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46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P4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4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4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58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5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60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6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62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6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6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65" style:parent-style-name="Normal" style:list-style-name="LFO1" style:family="paragraph">
      <style:paragraph-properties style:text-autospace="none" fo:margin-bottom="0in" fo:line-height="100%" fo:margin-left="0.2958in" fo:text-indent="-0.2958in">
        <style:tab-stops/>
      </style:paragraph-properties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tyle="italic" style:font-style-asian="italic" fo:font-size="12pt" style:font-size-asian="12pt" style:font-size-complex="12pt" style:language-asian="id" style:country-asian="ID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68" style:parent-style-name="Normal" style:list-style-name="LFO2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69" style:parent-style-name="Normal" style:family="paragraph">
      <style:paragraph-properties style:text-autospace="none" fo:text-align="justify" fo:margin-bottom="0in" fo:line-height="100%" fo:text-indent="0.2958in"/>
    </style:style>
    <style:style style:name="T7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7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72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73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7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7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7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7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7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7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85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86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87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88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8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9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91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92" style:parent-style-name="Normal" style:list-style-name="LFO2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93" style:parent-style-name="Normal" style:family="paragraph">
      <style:paragraph-properties style:text-autospace="none" fo:text-align="justify" fo:margin-bottom="0in" fo:line-height="100%" fo:text-indent="0.2958in"/>
    </style:style>
    <style:style style:name="T9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95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96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97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9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9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09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11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1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12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1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1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1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16" style:parent-style-name="Normal" style:list-style-name="LFO2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117" style:parent-style-name="Normal" style:family="paragraph">
      <style:paragraph-properties style:text-autospace="none" fo:text-align="justify" fo:margin-bottom="0in" fo:line-height="100%" fo:text-indent="0.2958in"/>
    </style:style>
    <style:style style:name="T11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19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2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2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22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2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2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3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3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3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33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13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35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36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37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3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3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40" style:parent-style-name="Normal" style:list-style-name="LFO1" style:family="paragraph">
      <style:paragraph-properties style:text-autospace="none" fo:margin-bottom="0in" fo:line-height="100%" fo:margin-left="0.2958in" fo:text-indent="-0.2958in">
        <style:tab-stops/>
      </style:paragraph-properties>
    </style:style>
    <style:style style:name="T141" style:parent-style-name="DefaultParagraphFont" style:family="text">
      <style:text-properties style:font-name="Times New Roman" fo:font-weight="bold" style:font-weight-asian="bold" style:font-weight-complex="bold" fo:font-style="italic" style:font-style-asian="italic" fo:font-size="12pt" style:font-size-asian="12pt" style:font-size-complex="12pt" style:language-asian="id" style:country-asian="ID"/>
    </style:style>
    <style:style style:name="T14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143" style:parent-style-name="Normal" style:list-style-name="LFO3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144" style:parent-style-name="Normal" style:family="paragraph">
      <style:paragraph-properties style:text-autospace="none" fo:text-align="justify" fo:margin-bottom="0in" fo:line-height="100%" fo:text-indent="0.2958in"/>
    </style:style>
    <style:style style:name="T14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46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47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48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4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50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51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52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5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5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5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5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5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5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5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6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6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6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6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64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16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66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167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16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6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7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71" style:parent-style-name="Normal" style:list-style-name="LFO3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172" style:parent-style-name="Normal" style:family="paragraph">
      <style:paragraph-properties style:text-autospace="none" fo:text-align="justify" fo:margin-bottom="0in" fo:line-height="100%" fo:text-indent="0.2958in"/>
    </style:style>
    <style:style style:name="T17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74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7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76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77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78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79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80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181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8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8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9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9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192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19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94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195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196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197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198" style:parent-style-name="Normal" style:list-style-name="LFO3" style:family="paragraph">
      <style:paragraph-properties style:text-autospace="none" fo:margin-bottom="0in" fo:line-height="100%" fo:margin-left="0.2958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id" style:country-asian="ID"/>
    </style:style>
    <style:style style:name="P199" style:parent-style-name="Normal" style:family="paragraph">
      <style:paragraph-properties style:text-autospace="none" fo:text-align="justify" fo:margin-bottom="0in" fo:line-height="100%" fo:text-indent="0.2958in"/>
    </style:style>
    <style:style style:name="T20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0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02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03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0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05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06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07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08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P20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0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2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4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9pt" style:font-size-asian="9pt" style:font-size-complex="9pt" style:language-asian="id" style:country-asian="ID"/>
    </style:style>
    <style:style style:name="P219" style:parent-style-name="Normal" style:family="paragraph">
      <style:paragraph-properties style:text-autospace="none" fo:text-align="justify" fo:margin-bottom="0in" fo:line-height="100%" fo:text-indent="0.2958in">
        <style:tab-stops>
          <style:tab-stop style:type="left" style:position="0.2958in"/>
        </style:tab-stops>
      </style:paragraph-properties>
    </style:style>
    <style:style style:name="T220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21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22" style:parent-style-name="DefaultParagraphFont" style:family="text">
      <style:text-properties style:font-name="Times New Roman" fo:font-style="italic" style:font-style-asian="italic" fo:font-size="12pt" style:font-size-asian="12pt" style:font-size-complex="12pt" style:language-asian="id" style:country-asian="ID"/>
    </style:style>
    <style:style style:name="T223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24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25" style:parent-style-name="DefaultParagraphFont" style:family="text">
      <style:text-properties style:font-name="Times New Roman" fo:font-size="12pt" style:font-size-asian="12pt" style:font-size-complex="12pt" style:language-asian="id" style:country-asian="ID"/>
    </style:style>
    <style:style style:name="T226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27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28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29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0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231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232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3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4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235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6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 style:language-asian="id" style:country-asian="ID"/>
    </style:style>
    <style:style style:name="T237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8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T239" style:parent-style-name="DefaultParagraphFont" style:family="text">
      <style:text-properties style:font-name="Times New Roman" style:font-weight-complex="bold" fo:font-size="12pt" style:font-size-asian="12pt" style:font-size-complex="12pt" style:language-asian="id" style:country-asian="ID"/>
    </style:style>
    <style:style style:name="P240" style:parent-style-name="Normal" style:family="paragraph">
      <style:paragraph-properties fo:text-align="justify"/>
    </style:style>
  </office:automatic-styles>
  <office:body>
    <office:text text:use-soft-page-breaks="true">
      <text:p text:style-name="P1"><text:span text:style-name="T2">Analisis Regresi Setelah<text:s/></text:span><text:span text:style-name="T3">Pre-Processing</text:span><text:span text:style-name="T4"><text:s/>Data Iklim di Indonesia Tahun 2011-2015</text:span></text:p>
      <text:p text:style-name="P5"><text:span text:style-name="T6">Dengan menggunakan<text:s/></text:span><text:span text:style-name="T7">minitab</text:span><text:span text:style-name="T8"><text:s/>didapatkan hasil analisis regresi pada data yang sebelumnya telah dilakukan<text:s/></text:span><text:span text:style-name="T9">pre-processing</text:span><text:span text:style-name="T10"><text:s/>yaitu sebagai berikut.</text:span></text:p>
      <text:list text:style-name="LFO1" text:continue-numbering="true">
        <text:list-item>
          <text:p text:style-name="P11">Missing Value</text:p>
        </text:list-item>
      </text:list>
      <text:p text:style-name="P12"><text:span text:style-name="T13">Berikut ini merupakan hasil analisis regresi pada data iklim yang telah dilakukan deteksi<text:s/></text:span><text:span text:style-name="T14">missing value<text:s/></text:span><text:span text:style-name="T15">dan diatasi menggunakan imputasi<text:s/></text:span><text:span text:style-name="T16">mean.</text:span></text:p>
      <text:p text:style-name="P17">Model Summary</text:p>
      <text:p text:style-name="P18"/>
      <text:p text:style-name="P19"><text:s text:c="6"/>S <text:s text:c="3"/>R-sq <text:s/>R-sq(adj) <text:s/>R-sq(pred)</text:p>
      <text:p text:style-name="P20">603,048 <text:s/>47,29% <text:s text:c="4"/>45,35% <text:s text:c="5"/>42,48%</text:p>
      <text:p text:style-name="P21"/>
      <text:p text:style-name="P22">Regression Equation</text:p>
      <text:p text:style-name="P23"/>
      <text:p text:style-name="P24">Jumlah Curah Hujan (mm) = -4158 + 11,50 Jumlah Hari Hujan (hari) + 4,74 Tekanan Udara (mb)</text:p>
      <text:p text:style-name="P25"><text:s text:c="26"/>- 3,60 Penyinaran Matahari (%) - 86,8 Suhu (˚C)</text:p>
      <text:p text:style-name="P26"><text:s text:c="26"/>+ 20,3 Kecepatan Angin (m/det) + 25,6 Kelembaban</text:p>
      <text:p text:style-name="P27"><text:span text:style-name="T28">Hasil di atas menunjukkan bahwa R-</text:span><text:span text:style-name="T29">sq</text:span><text:span text:style-name="T30">uare</text:span><text:span text:style-name="T31"><text:s/>atau<text:s/></text:span><text:span text:style-name="T32">koefisien determinasi berganda</text:span><text:span text:style-name="T33"><text:s/>yang diperoleh sebesar 47,29%.</text:span></text:p>
      <text:list text:style-name="LFO1" text:continue-numbering="true">
        <text:list-item>
          <text:p text:style-name="P34"><text:span text:style-name="T35">Missing Value</text:span><text:span text:style-name="T36"><text:s/>dan<text:s/></text:span><text:span text:style-name="T37">Outlier</text:span></text:p>
        </text:list-item>
      </text:list>
      <text:p text:style-name="P38"><text:span text:style-name="T39">Berikut ini merupakan hasil analisis regresi pada data iklim yang telah dilakukan deteksi<text:s/></text:span><text:span text:style-name="T40">missing value<text:s/></text:span><text:span text:style-name="T41">dan<text:s/></text:span><text:span text:style-name="T42">outlier<text:s/></text:span><text:span text:style-name="T43">yang kemudian diatasi menggunakan imputasi<text:s/></text:span><text:span text:style-name="T44">mean<text:s/></text:span><text:span text:style-name="T45">dan penghapusan<text:s/></text:span><text:span text:style-name="T46">outlier.</text:span></text:p>
      <text:p text:style-name="P47"/>
      <text:p text:style-name="P48">Model Summary</text:p>
      <text:p text:style-name="P49"/>
      <text:p text:style-name="P50"><text:s text:c="6"/>S <text:s text:c="3"/>R-sq <text:s/>R-sq(adj) <text:s/>R-sq(pred)</text:p>
      <text:p text:style-name="P51">575,097 <text:s/>51,39% <text:s text:c="4"/>49,43% <text:s text:c="5"/>46,33%</text:p>
      <text:p text:style-name="P52"/>
      <text:p text:style-name="P53">Regression Equation</text:p>
      <text:p text:style-name="P54"/>
      <text:p text:style-name="P55">Jumlah Curah Hujan (mm) = 10171 + 10,63 Jumlah Hari Hujan (hari) - 12,2 Tekanan Udara (mb)</text:p>
      <text:p text:style-name="P56"><text:s text:c="26"/>- 0,61 Penyinaran Matahari (%) - 51,3 Suhu (˚C)</text:p>
      <text:p text:style-name="P57"><text:s text:c="26"/>+ 32,8 Kecepatan Angin (m/det) + 46,8 Kelembaban</text:p>
      <text:p text:style-name="P58"><text:span text:style-name="T59">Hasil di atas menunjukkan bahwa R-</text:span><text:span text:style-name="T60">sq</text:span><text:span text:style-name="T61">uare</text:span><text:span text:style-name="T62"><text:s/>yang diperoleh sebesar 51,39%, dimana hasil ini memiliki<text:s/></text:span><text:span text:style-name="T63">koefisien determinnasi berganda<text:s/></text:span><text:span text:style-name="T64">yang lebih besar dari analisis sebelumnya.</text:span></text:p>
      <text:list text:style-name="LFO1" text:continue-numbering="true">
        <text:list-item>
          <text:p text:style-name="P65"><text:span text:style-name="T66">Missing Value<text:s/></text:span><text:span text:style-name="T67">dan Transformasi</text:span></text:p>
        </text:list-item>
      </text:list>
      <text:list text:style-name="LFO2" text:continue-numbering="true">
        <text:list-item>
          <text:p text:style-name="P68">Normalisasi</text:p>
        </text:list-item>
      </text:list>
      <text:p text:style-name="P69"><text:span text:style-name="T70">Berikut ini merupakan hasil analisis regresi pada data iklim yang telah dilakukan deteksi<text:s/></text:span><text:span text:style-name="T71">missing value<text:s/></text:span><text:span text:style-name="T72">dan diatasi menggunakan imputasi<text:s/></text:span><text:span text:style-name="T73">mean.<text:s/></text:span><text:span text:style-name="T74">Serta variabel prediktornya telah ditransformasi menggunakan <text:s/>metode normalisasi.</text:span></text:p>
      <text:p text:style-name="P75">Model Summary</text:p>
      <text:p text:style-name="P76"/>
      <text:p text:style-name="P77"><text:s text:c="6"/>S <text:s text:c="3"/>R-sq <text:s/>R-sq(adj) <text:s/>R-sq(pred)</text:p>
      <text:p text:style-name="P78">609,428 <text:s/>46,17% <text:s text:c="4"/>44,19% <text:s text:c="5"/>41,21%</text:p>
      <text:p text:style-name="P79"/>
      <text:p text:style-name="P80">Regression Equation</text:p>
      <text:p text:style-name="P81"/>
      <text:p text:style-name="P82">Jumlah Curah Hujan (mm) = 51970 + 2422 Jumlah Hari Hujan (hari) - 52226 Tekanan Udara (mb)</text:p>
      <text:p text:style-name="P83"><text:s text:c="26"/>- 9070 Penyinaran Matahari (%) - 24556 Suhu (˚C)</text:p>
      <text:soft-page-break/>
      <text:p text:style-name="P84"><text:s text:c="26"/>+ 26508 Kecepatan Angin (m/det) + 26155 Kelembaban</text:p>
      <text:p text:style-name="P85"><text:span text:style-name="T86">Hasil di atas menunjukkan bahwa R-</text:span><text:span text:style-name="T87">sq</text:span><text:span text:style-name="T88">uare</text:span><text:span text:style-name="T89"><text:s/>atau<text:s/></text:span><text:span text:style-name="T90">koefisien determinasi berganda</text:span><text:span text:style-name="T91"><text:s/>diperoleh lebih rendah dari analisis sebelumnya yaitu sebesar 46,17%.</text:span></text:p>
      <text:list text:style-name="LFO2" text:continue-numbering="true">
        <text:list-item>
          <text:p text:style-name="P92">Minmax</text:p>
        </text:list-item>
      </text:list>
      <text:p text:style-name="P93"><text:span text:style-name="T94">Berikut ini merupakan hasil analisis regresi pada data iklim yang telah dilakukan deteksi<text:s/></text:span><text:span text:style-name="T95">missing value<text:s/></text:span><text:span text:style-name="T96">dan diatasi menggunakan imputasi<text:s/></text:span><text:span text:style-name="T97">mean.<text:s/></text:span><text:span text:style-name="T98">Serta variabel prediktornya telah ditransformasi menggunakan <text:s/>metode minmax.</text:span></text:p>
      <text:p text:style-name="P99">Model Summary</text:p>
      <text:p text:style-name="P100"/>
      <text:p text:style-name="P101"><text:s text:c="6"/>S <text:s text:c="3"/>R-sq <text:s/>R-sq(adj) <text:s/>R-sq(pred)</text:p>
      <text:p text:style-name="P102">603,048 <text:s/>47,29% <text:s text:c="4"/>45,35% <text:s text:c="5"/>42,48%</text:p>
      <text:p text:style-name="P103"/>
      <text:p text:style-name="P104">Regression Equation</text:p>
      <text:p text:style-name="P105"/>
      <text:p text:style-name="P106">Jumlah Curah Hujan (mm) = 271 + 478,3 Jumlah Hari Hujan (hari) + 88,0 Tekanan Udara (mb)</text:p>
      <text:p text:style-name="P107"><text:s text:c="26"/>- 44,7 Penyinaran Matahari (%) - 93,2 Suhu (˚C)</text:p>
      <text:p text:style-name="P108"><text:s text:c="26"/>+ 77,9 Kecepatan Angin (m/det) + 223 Kelembaban</text:p>
      <text:p text:style-name="P109"><text:span text:style-name="T110">Hasil di atas menunjukkan bahwa R-</text:span><text:span text:style-name="T111">sq</text:span><text:span text:style-name="T112">uare</text:span><text:span text:style-name="T113"><text:s/>atau<text:s/></text:span><text:span text:style-name="T114">koefisien determinasi berganda<text:s/></text:span><text:span text:style-name="T115">yang diperoleh sebesar 47,29%.</text:span></text:p>
      <text:list text:style-name="LFO2" text:continue-numbering="true">
        <text:list-item>
          <text:p text:style-name="P116">3Sigmoid</text:p>
        </text:list-item>
      </text:list>
      <text:p text:style-name="P117"><text:span text:style-name="T118">Berikut ini merupakan hasil analisis regresi pada data iklim yang telah dilakukan deteksi<text:s/></text:span><text:span text:style-name="T119">missing value<text:s/></text:span><text:span text:style-name="T120">dan diatasi menggunakan imputasi<text:s/></text:span><text:span text:style-name="T121">mean.<text:s/></text:span><text:span text:style-name="T122">Serta variabel prediktornya telah ditransformasi menggunakan <text:s/>metode 3 sigmoidal.</text:span></text:p>
      <text:p text:style-name="P123">Model Summary</text:p>
      <text:p text:style-name="P124"/>
      <text:p text:style-name="P125"><text:s text:c="6"/>S <text:s text:c="3"/>R-sq <text:s/>R-sq(adj) <text:s/>R-sq(pred)</text:p>
      <text:p text:style-name="P126">609,435 <text:s/>46,17% <text:s text:c="4"/>44,18% <text:s text:c="5"/>41,21%</text:p>
      <text:p text:style-name="P127"/>
      <text:p text:style-name="P128">Regression Equation</text:p>
      <text:p text:style-name="P129"/>
      <text:p text:style-name="P130">Jumlah Curah Hujan (mm) = 60035 + 5021 Jumlah Hari Hujan (hari) - 130488 Tekanan Udara (mb)</text:p>
      <text:p text:style-name="P131"><text:s text:c="26"/>- 18101 Penyinaran Matahari (%) - 48828 Suhu (˚C)</text:p>
      <text:p text:style-name="P132"><text:s text:c="26"/>+ 52998 Kecepatan Angin (m/det) + 52451 Kelembaban</text:p>
      <text:p text:style-name="P133"><text:span text:style-name="T134">Hasil di atas menunjukkan bahwa R-</text:span><text:span text:style-name="T135">sq</text:span><text:span text:style-name="T136">uare</text:span><text:span text:style-name="T137"><text:s/>atau<text:s/></text:span><text:span text:style-name="T138">koefisien determinasi berganda<text:s/></text:span><text:span text:style-name="T139">yang diperoleh sebesar 46,17%.</text:span></text:p>
      <text:list text:style-name="LFO1" text:continue-numbering="true">
        <text:list-item>
          <text:p text:style-name="P140"><text:span text:style-name="T141">Missing Value,Outlier<text:s/></text:span><text:span text:style-name="T142">dan Transformasi</text:span></text:p>
        </text:list-item>
      </text:list>
      <text:list text:style-name="LFO3" text:continue-numbering="true">
        <text:list-item>
          <text:p text:style-name="P143">Normalisasi</text:p>
        </text:list-item>
      </text:list>
      <text:p text:style-name="P144"><text:span text:style-name="T145">Berikut ini merupakan hasil analisis regresi pada data iklim yang telah dilakukan deteksi<text:s/></text:span><text:span text:style-name="T146">missing value<text:s/></text:span><text:span text:style-name="T147">dan<text:s/></text:span><text:span text:style-name="T148">outlier<text:s/></text:span><text:span text:style-name="T149">yang kemudian diatasi menggunakan imputasi<text:s/></text:span><text:span text:style-name="T150">mean<text:s/></text:span><text:span text:style-name="T151">dan penghapusan<text:s/></text:span><text:span text:style-name="T152">outlier.<text:s/></text:span><text:span text:style-name="T153">Serta variabel prediktor telah ditransformasi menggunakan metode normalisasi.</text:span></text:p>
      <text:p text:style-name="P154">Model Summary</text:p>
      <text:p text:style-name="P155"/>
      <text:p text:style-name="P156"><text:s text:c="6"/>S <text:s text:c="3"/>R-sq <text:s/>R-sq(adj) <text:s/>R-sq(pred)</text:p>
      <text:p text:style-name="P157">573,103 <text:s/>51,72% <text:s text:c="4"/>49,78% <text:s text:c="5"/>47,13%</text:p>
      <text:p text:style-name="P158"/>
      <text:p text:style-name="P159">Regression Equation</text:p>
      <text:p text:style-name="P160"/>
      <text:p text:style-name="P161">Jumlah Curah Hujan (mm) = 58148 + 1451 Jumlah Hari Hujan (hari) - 59571 Tekanan Udara (mb)</text:p>
      <text:p text:style-name="P162"><text:s text:c="26"/>- 4577 Penyinaran Matahari (%) - 47642 Suhu (˚C)</text:p>
      <text:p text:style-name="P163"><text:s text:c="26"/>+ 38056 Kecepatan Angin (m/det) + 45399 Kelembaban</text:p>
      <text:soft-page-break/>
      <text:p text:style-name="P164"><text:span text:style-name="T165">Hasil di atas menunjukkan bahwa<text:s/></text:span><text:span text:style-name="T166">R-</text:span><text:span text:style-name="T167">square</text:span><text:span text:style-name="T168"><text:s/>yang diperoleh sebesar 51,72%, dimana hasil ini memiliki<text:s/></text:span><text:span text:style-name="T169">koefisien determinasi berganda</text:span><text:span text:style-name="T170"><text:s/>yang lebih besar dari analisis sebelum-sebelumnya.</text:span></text:p>
      <text:list text:style-name="LFO3" text:continue-numbering="true">
        <text:list-item>
          <text:p text:style-name="P171">Minmax</text:p>
        </text:list-item>
      </text:list>
      <text:p text:style-name="P172"><text:span text:style-name="T173">Berikut ini merupakan hasil analisis regresi pada data iklim yang telah dilakukan deteksi<text:s/></text:span><text:span text:style-name="T174">missing value<text:s/></text:span><text:span text:style-name="T175">dan<text:s/></text:span><text:span text:style-name="T176">outlier<text:s/></text:span><text:span text:style-name="T177">yang kemudian diatasi menggunakan imputasi<text:s/></text:span><text:span text:style-name="T178">mean<text:s/></text:span><text:span text:style-name="T179">dan penghapusan<text:s/></text:span><text:span text:style-name="T180">outlier.<text:s/></text:span><text:span text:style-name="T181">Serta variabel prediktor telah ditransformasi menggunakan metode minmax.</text:span></text:p>
      <text:p text:style-name="P182">Model Summary</text:p>
      <text:p text:style-name="P183"/>
      <text:p text:style-name="P184"><text:s text:c="6"/>S <text:s text:c="3"/>R-sq <text:s/>R-sq(adj) <text:s/>R-sq(pred)</text:p>
      <text:p text:style-name="P185">575,097 <text:s/>51,39% <text:s text:c="4"/>49,43% <text:s text:c="5"/>46,33%</text:p>
      <text:p text:style-name="P186"/>
      <text:p text:style-name="P187">Regression Equation</text:p>
      <text:p text:style-name="P188"/>
      <text:p text:style-name="P189">Jumlah Curah Hujan (mm) = 1087 + 442,1 Jumlah Hari Hujan (hari) - 114 Tekanan Udara (mb)</text:p>
      <text:p text:style-name="P190"><text:s text:c="26"/>- 6,3 Penyinaran Matahari (%) - 37,4 Suhu (˚C)</text:p>
      <text:p text:style-name="P191"><text:s text:c="26"/>+ 67,1 Kecepatan Angin (m/det) + 159,2 Kelembaban</text:p>
      <text:p text:style-name="P192"><text:span text:style-name="T193">Hasil di atas menunjukkan bahwa<text:s/></text:span><text:span text:style-name="T194">R-</text:span><text:span text:style-name="T195">square</text:span><text:span text:style-name="T196"><text:s/></text:span><text:span text:style-name="T197">yang diperoleh sebesar 51,39%.</text:span></text:p>
      <text:list text:style-name="LFO3" text:continue-numbering="true">
        <text:list-item>
          <text:p text:style-name="P198">3Sigmoid</text:p>
        </text:list-item>
      </text:list>
      <text:p text:style-name="P199"><text:span text:style-name="T200">Berikut ini merupakan hasil analisis regresi pada data iklim yang telah dilakukan deteksi<text:s/></text:span><text:span text:style-name="T201">missing value<text:s/></text:span><text:span text:style-name="T202">dan<text:s/></text:span><text:span text:style-name="T203">outlier<text:s/></text:span><text:span text:style-name="T204">yang kemudian diatasi menggunakan imputasi<text:s/></text:span><text:span text:style-name="T205">mean<text:s/></text:span><text:span text:style-name="T206">dan penghapusan<text:s/></text:span><text:span text:style-name="T207">outlier.<text:s/></text:span><text:span text:style-name="T208">Serta variabel prediktor telah ditransformasi menggunakan metode 3 sigmoidal.</text:span></text:p>
      <text:p text:style-name="P209">Model Summary</text:p>
      <text:p text:style-name="P210"/>
      <text:p text:style-name="P211"><text:s text:c="6"/>S <text:s text:c="3"/>R-sq <text:s/>R-sq(adj) <text:s/>R-sq(pred)</text:p>
      <text:p text:style-name="P212">573,094 <text:s/>51,73% <text:s text:c="4"/>49,78% <text:s text:c="5"/>47,13%</text:p>
      <text:p text:style-name="P213"/>
      <text:p text:style-name="P214">Regression Equation</text:p>
      <text:p text:style-name="P215"/>
      <text:p text:style-name="P216">Jumlah Curah Hujan (mm) = 67444 + 3057 Jumlah Hari Hujan (hari) - 149044 Tekanan Udara (mb)</text:p>
      <text:p text:style-name="P217"><text:s text:c="26"/>- 9110 Penyinaran Matahari (%) - 95054 Suhu (˚C)</text:p>
      <text:p text:style-name="P218"><text:s text:c="26"/>+ 76108 Kecepatan Angin (m/det) + 90986 Kelembaban</text:p>
      <text:p text:style-name="P219"><text:span text:style-name="T220">Hasil di atas menunjukkan bahwa R-</text:span><text:span text:style-name="T221">sq</text:span><text:span text:style-name="T222">uare</text:span><text:span text:style-name="T223"><text:s/>yang diperoleh sebesar 51,73%,<text:s/></text:span><text:span text:style-name="T224">yang artinya variabel jumlah curah hujan (Y) dapat dijelaskan oleh variabel-variabel prediktor (X) secara simultan sebesar 51,73%, dan sisanya dijelaskan oleh variabel lain di luar model. Nilai ini adalah<text:s/></text:span><text:span text:style-name="T225">yang paling besar dari analisis sebelumnya yang telah dilakukan.<text:s/></text:span><text:span text:style-name="T226">Sehinga<text:s/></text:span><text:span text:style-name="T227">dapat di</text:span><text:span text:style-name="T228">simpulkan</text:span><text:span text:style-name="T229"><text:s/>bahwa model regresi terbaik dengan nilai R-</text:span><text:span text:style-name="T230">sq</text:span><text:span text:style-name="T231">uare</text:span><text:span text:style-name="T232"><text:s/></text:span><text:span text:style-name="T233">paling besar adalah data dengan<text:s/></text:span><text:span text:style-name="T234">pre-processing<text:s/></text:span><text:span text:style-name="T235">yaitu<text:s/></text:span><text:span text:style-name="T236">missing value, outlier<text:s/></text:span><text:span text:style-name="T237">dan transformasi menggunakan metode 3</text:span><text:span text:style-name="T238"><text:s/></text:span><text:span text:style-name="T239">sigmoidal.</text:span></text:p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tyle="normal" style:font-style-asian="normal"/>
    </style:style>
    <style:style style:name="WW_CharLFO3LVL1" style:family="text">
      <style:text-properties fo:font-style="normal" style:font-style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URUL</meta:initial-creator>
    <dc:creator>NURUL</dc:creator>
    <meta:creation-date>2019-03-10T00:44:00Z</meta:creation-date>
    <dc:date>2019-03-10T00:44:00Z</dc:date>
    <meta:template xlink:href="Normal" xlink:type="simple"/>
    <meta:editing-cycles>2</meta:editing-cycles>
    <meta:editing-duration>PT60S</meta:editing-duration>
    <meta:document-statistic meta:page-count="3" meta:paragraph-count="12" meta:word-count="966" meta:character-count="6464" meta:row-count="45" meta:non-whitespace-character-count="5510"/>
  </office:meta>
</office:document-meta>
</file>